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upportSet.AbstractSuppor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upportSet.dispatch( Object parameter , int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upportSet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pportSet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pportSet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pportSet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upportSet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